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3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XingXing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AK-02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Hot Sp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Elevation – Valley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C</text:p>
          </table:table-cell>
          <table:table-cell office:value-type="string" calcext:value-type="string">
            <text:p>Elevation – Hill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Horse scout, because no tc star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Horse scout, because no tc star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 on the map, because no tc start</text:p>
          </table:table-cell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 on the map, because no tc start</text:p>
          </table:table-cell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 on the map, because no tc start</text:p>
          </table:table-cell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 on the map, because no tc start</text:p>
          </table:table-cell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sure what it means, is it the rms format?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ybe needs more randomness?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table:style-name="ce93" office:value-type="string" calcext:value-type="string">
            <text:p>This is about adding the code I added at the beginning, right?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1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5])" office:value-type="float" office:value="47" calcext:value-type="float" table:number-columns-spanned="2" table:number-rows-spanned="1">
            <text:p>47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1];[.A7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1];[.A77]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2" table:formula="of:=COUNTIF([.$F$8:.$F$71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1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1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1];[.A79])" office:value-type="float" office:value="36" calcext:value-type="float" table:number-columns-spanned="2" table:number-rows-spanned="1">
            <text:p>36</text:p>
          </table:table-cell>
          <table:covered-table-cell/>
          <table:table-cell table:style-name="ce12" table:formula="of:=COUNTIF([.$F$8:.$F$71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1];[.A80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71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1:'DATE (YY-MM-DD)'.F71 'DATE (YY-MM-DD)'.D71:'DATE (YY-MM-DD)'.D71 'DATE (YY-MM-DD)'.D69:'DATE (YY-MM-DD)'.D69 'DATE (YY-MM-DD)'.F69:'DATE (YY-MM-DD)'.F69 'DATE (YY-MM-DD)'.D67:'DATE (YY-MM-DD)'.D67 'DATE (YY-MM-DD)'.F67:'DATE (YY-MM-DD)'.F67 'DATE (YY-MM-DD)'.D65:'DATE (YY-MM-DD)'.D65 'DATE (YY-MM-DD)'.F65:'DATE (YY-MM-DD)'.F65 'DATE (YY-MM-DD)'.D56:'DATE (YY-MM-DD)'.D63 'DATE (YY-MM-DD)'.F56:'DATE (YY-MM-DD)'.F63 'DATE (YY-MM-DD)'.D52:'DATE (YY-MM-DD)'.D54 'DATE (YY-MM-DD)'.F52:'DATE (YY-MM-DD)'.F54 'DATE (YY-MM-DD)'.D49:'DATE (YY-MM-DD)'.D50 'DATE (YY-MM-DD)'.F49:'DATE (YY-MM-DD)'.F50 'DATE (YY-MM-DD)'.D47:'DATE (YY-MM-DD)'.D47 'DATE (YY-MM-DD)'.F47:'DATE (YY-MM-DD)'.F47 'DATE (YY-MM-DD)'.D42:'DATE (YY-MM-DD)'.D45 'DATE (YY-MM-DD)'.F42:'DATE (YY-MM-DD)'.F45 'DATE (YY-MM-DD)'.D37:'DATE (YY-MM-DD)'.D40 'DATE (YY-MM-DD)'.F37:'DATE (YY-MM-DD)'.F40 'DATE (YY-MM-DD)'.D35:'DATE (YY-MM-DD)'.D35 'DATE (YY-MM-DD)'.F35:'DATE (YY-MM-DD)'.F35 'DATE (YY-MM-DD)'.D31:'DATE (YY-MM-DD)'.D33 'DATE (YY-MM-DD)'.F31:'DATE (YY-MM-DD)'.F33 'DATE (YY-MM-DD)'.D8:'DATE (YY-MM-DD)'.D28 'DATE (YY-MM-DD)'.F8:'DATE (YY-MM-DD)'.F2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8-03T17:21:30.797000000</dc:date>
    <meta:editing-duration>P2DT15H54M28S</meta:editing-duration>
    <meta:editing-cycles>176</meta:editing-cycles>
    <meta:generator>LibreOffice/6.4.4.2$Windows_X86_64 LibreOffice_project/3d775be2011f3886db32dfd395a6a6d1ca2630ff</meta:generator>
    <meta:document-statistic meta:table-count="1" meta:cell-count="238" meta:object-count="0"/>
  </office:meta>
</office:document-meta>
</file>